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.499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397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2" style:family="text">
      <style:text-properties fo:font-variant="normal" fo:text-transform="none" fo:color="#336699" style:font-name="Verdana" fo:font-size="9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переводе с английского языка слово splean означает тоска. В русском языке слово активно употреблялось до государственного переворота 1917 года. Термин «сплин» также встречается в поэзии Александра Сергеевича Пушкина (поэма «Евгений Онегин»). Из современных поэтов слово можно услышать в произведениях лидера группы «Зоопарк» Майка Науменко (песня «Уездный город N»). Слово «сплин» отражает суть творчества Александра Васильева и его группы. Всем известно, что песни группы «Сплин» в подавляющем большинстве грустные, а лирический герой Васильева обычно помещён в тяжёлые жизненные ситуации, которые также сами по себе могут лежать в основе той или иной композиции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История группы «Сплин» началась задолго до того, как возникло название. В 1986 году 17-летний школьник Александр Васильев знакомится с Александром Морозовым. Молодых людей объединяет любовь к рок-музыке и желание сделать свой собственный ансамбль. Их дружба выливается в плодотворное творческое сотрудничество – молодые люди создают любительскую группу, которой дают название «Митра»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Творческая судьба проекта «Митра» не сложилась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В 1993 году Васильев и Морозов устраиваются работать в петербургский театр Буфф, студию которого нелегально используют для записи дебютного альбома «Пыльная Быль». В этот период музыканты знакомятся с клавишником Николаем Ростовским и гитаристом Стасом Березовским, которые станут постоянными участниками коллектива. Во время работы над альбомом впервые возникло название «Сплин», окончательно утверждённое по окончании записи первого магнитоальбома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Летом 1997 года творческая жизнь коллектива круто меняется. Музыканты начинают сотрудничать с продюсером Александром Пономарёвым, ранее работавшим с такими мэтрами отечественной рок-сцены, как «Наутилус Помпилиус», «Зодчие» и «Браво». Позже он также будет продюсировать группу «Би-2», благодаря чему возникнет идея сделать совместный тур двух модных коллективов, прошедший под названием «Fellini Tour» (он был приурочен к выходу альбома «25-й кадр»)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В 1998 году «Сплин» выпускает «Гранатовый Альбом». Благодаря мощной поддержке СМИ пластинка становится популярной, а коллектив получает культовый статус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1">Апофеозом концертной деятельности «Сплин» конца 90-х стало выступление на одной сцене с группой The Rolling Stones.</text:p>
      <text:p text:style-name="P3"><text:span text:style-name="T1">Источник: </text:span><text:a xlink:type="simple" xlink:href="https://reproduktor.net/gruppa-splin/" text:style-name="Internet_20_link" text:visited-style-name="Visited_20_Internet_20_Link"><text:span text:style-name="T2">https://reproduktor.net/gruppa-splin/</text:span></text:a></text:p>
      <text:p text:style-name="P2"><text:span text:style-name="T1">Не желая идти на поводу у публики и не пытаясь повторить успех «Гранатового Альбома», музыканты группы «Сплин» начинают экспериментировать со звучанием. На диске «Альтависта», вопреки ожиданиям поклонников, не оказалось ни одного хита.</text:span></text:p>
      <text:p text:style-name="P2"><text:span text:style-name="T1">Вслед за «Альтависта» «Сплин» записывает успешные пластинки «25-й кадр» и «Новые Люди», после чего снова берётся за эксперименты. В 2004 году выходит альбом «Реверсивная Хроника Событий», в трек-листе которого помимо песен были и инструментальные композиции.</text:span></text:p>
      <text:p text:style-name="P2"><text:span text:style-name="T1">Поиск новых музыкантов, постоянная смена состава создают нервную обстановку и мешают плодотворной работе. Окончательно новый состав «Сплин» сформировался к началу 2007 года.</text:span></text:p>
      <text:p text:style-name="P1">Вслед за «Раздвоением Личности» группа «Сплин» выпускает работы «Сигнал Из Космоса», «Обман Зрения» и «Резонанс» в двух частях. На этих пластинках формируется новый фирменный саунд коллектива. Немного меняется и тематика песен. Благодаря рождению сына, песни Александра Васильева становятся более позитивными.</text:p>
      <text:p text:style-name="P3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4S</meta:editing-duration>
    <meta:editing-cycles>3</meta:editing-cycles>
    <meta:generator>OpenOffice/4.1.3$Win32 OpenOffice.org_project/413m1$Build-9783</meta:generator>
    <dc:date>2018-05-03T23:14:02.44</dc:date>
    <meta:document-statistic meta:table-count="0" meta:image-count="0" meta:object-count="0" meta:page-count="1" meta:paragraph-count="18" meta:word-count="440" meta:character-count="3569"/>
    <dc:creator>Елена Горькова</dc:creator>
    <meta:user-defined meta:name="Info 1"/>
    <meta:user-defined meta:name="Info 2"/>
    <meta:user-defined meta:name="Info 3"/>
    <meta:user-defined meta:name="Info 4"/>
  </office:meta>
</office:document-meta>
</file>